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611in"/>
    </style:style>
    <style:style style:name="co4" style:family="table-column">
      <style:table-column-properties fo:break-before="auto" style:column-width="0.3319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1.2646in"/>
    </style:style>
    <style:style style:name="co7" style:family="table-column">
      <style:table-column-properties fo:break-before="auto" style:column-width="1.318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7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6666ff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ackground-color="transparent"/>
    </style:style>
    <style:style style:name="ce6" style:family="table-cell" style:parent-style-name="Default" style:data-style-name="N2">
      <style:table-cell-properties fo:background-color="#ffff66"/>
    </style:style>
    <style:style style:name="ce7" style:family="table-cell" style:parent-style-name="Default" style:data-style-name="N121"/>
    <style:style style:name="ce8" style:family="table-cell" style:parent-style-name="Default" style:data-style-name="N122"/>
    <style:style style:name="ce9" style:family="table-cell" style:parent-style-name="Default" style:data-style-name="N123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8" table:default-cell-style-name="Default"/>
        <table:table-column table:style-name="co9" table:default-cell-style-name="ce8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Innen</text:p>
          </table:table-cell>
          <table:table-cell table:style-name="ce1" office:value-type="string" calcext:value-type="string">
            <text:p>Außen</text:p>
          </table:table-cell>
          <table:table-cell/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Innenradius r'</text:p>
          </table:table-cell>
          <table:table-cell table:style-name="ce1" office:value-type="string" calcext:value-type="string">
            <text:p>Außenradius r</text:p>
          </table:table-cell>
          <table:table-cell table:style-name="ce1" office:value-type="string" calcext:value-type="string">
            <text:p>Radius r_i</text:p>
          </table:table-cell>
          <table:table-cell table:style-name="ce1" office:value-type="string" calcext:value-type="string">
            <text:p>r_i^2 – r_0^2</text:p>
          </table:table-cell>
          <table:table-cell table:style-name="ce1" office:value-type="string" calcext:value-type="string">
            <text:p>Delta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Delta z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85" calcext:value-type="float">
            <text:p>9.85</text:p>
          </table:table-cell>
          <table:table-cell office:value-type="float" office:value="9.7" calcext:value-type="float">
            <text:p>9.70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B7]-[.B2])/2" office:value-type="float" office:value="1.435" calcext:value-type="float">
            <text:p>1.4350</text:p>
          </table:table-cell>
          <table:table-cell table:formula="of:=([.C7]-[.C2])/2" office:value-type="float" office:value="1.605" calcext:value-type="float">
            <text:p>1.6050</text:p>
          </table:table-cell>
          <table:table-cell table:formula="of:=([.F2]+[.G2])/2" office:value-type="float" office:value="1.52" calcext:value-type="float">
            <text:p>1.5200</text:p>
          </table:table-cell>
          <table:table-cell/>
          <table:table-cell table:style-name="Default"/>
          <table:table-cell table:style-name="ce9" table:formula="of:=2*(3.9893)/(6.439*10^(-4))*(1-[.H2]^2/(2*160^2))" office:value-type="float" office:value="12390.4953652353" calcext:value-type="float">
            <text:p>12390.5</text:p>
          </table:table-cell>
          <table:table-cell table:style-name="ce9" table:formula="of:=2/(6.439*10^(-4))*SQRT((3.9893)^2*[.H2]^2/(160^4)*(0.005)^2 + (1-[.H2]^2/(2*160^2))^2 * (0.003)^2)" office:value-type="float" office:value="9.31779735605179" calcext:value-type="float">
            <text:p>9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83" calcext:value-type="float">
            <text:p>8.83</text:p>
          </table:table-cell>
          <table:table-cell office:value-type="float" office:value="8.78" calcext:value-type="float">
            <text:p>8.78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B8]-[.B3])/2" office:value-type="float" office:value="2.46" calcext:value-type="float">
            <text:p>2.4600</text:p>
          </table:table-cell>
          <table:table-cell table:formula="of:=([.C8]-[.C3])/2" office:value-type="float" office:value="2.575" calcext:value-type="float">
            <text:p>2.5750</text:p>
          </table:table-cell>
          <table:table-cell table:formula="of:=([.F3]+[.G3])/2" office:value-type="float" office:value="2.5175" calcext:value-type="float">
            <text:p>2.5175</text:p>
          </table:table-cell>
          <table:table-cell table:style-name="ce8" table:formula="of:=[.H3]^2-[.$H$2]^2" office:value-type="float" office:value="4.02740625" calcext:value-type="float">
            <text:p>4.027</text:p>
          </table:table-cell>
          <table:table-cell table:formula="of:=SQRT((2*[.H3]*0.005)^2 + (2*[.$H$2]*0.005)^2)" office:value-type="float" office:value="0.0294078327151118" calcext:value-type="float">
            <text:p>0.029</text:p>
          </table:table-cell>
          <table:table-cell table:style-name="ce9" table:formula="of:=2*(3.9893)/(6.439*10^(-4))*(1-[.H3]^2/(2*160^2))" office:value-type="float" office:value="12389.5206814387" calcext:value-type="float">
            <text:p>12389.5</text:p>
          </table:table-cell>
          <table:table-cell table:style-name="ce9" table:formula="of:=2/(6.439*10^(-4))*SQRT((3.9893)^2*[.H3]^2/(160^4)*(0.005)^2 + (1-[.H3]^2/(2*160^2))^2 * (0.003)^2)" office:value-type="float" office:value="9.31706564843839" calcext:value-type="float">
            <text:p>9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8.11" calcext:value-type="float">
            <text:p>8.11</text:p>
          </table:table-cell>
          <table:table-cell office:value-type="float" office:value="7.99" calcext:value-type="float">
            <text:p>7.99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B9]-[.B4])/2" office:value-type="float" office:value="3.19" calcext:value-type="float">
            <text:p>3.1900</text:p>
          </table:table-cell>
          <table:table-cell table:formula="of:=([.C9]-[.C4])/2" office:value-type="float" office:value="3.315" calcext:value-type="float">
            <text:p>3.3150</text:p>
          </table:table-cell>
          <table:table-cell table:formula="of:=([.F4]+[.G4])/2" office:value-type="float" office:value="3.2525" calcext:value-type="float">
            <text:p>3.2525</text:p>
          </table:table-cell>
          <table:table-cell table:style-name="ce8" table:formula="of:=[.H4]^2-[.$H$2]^2" office:value-type="float" office:value="8.26835625" calcext:value-type="float">
            <text:p>8.268</text:p>
          </table:table-cell>
          <table:table-cell table:formula="of:=SQRT((2*[.H4]*0.005)^2 + (2*[.$H$2]*0.005)^2)" office:value-type="float" office:value="0.0359014710701386" calcext:value-type="float">
            <text:p>0.036</text:p>
          </table:table-cell>
          <table:table-cell table:style-name="ce9" table:formula="of:=2*(3.9893)/(6.439*10^(-4))*(1-[.H4]^2/(2*160^2))" office:value-type="float" office:value="12388.4943173248" calcext:value-type="float">
            <text:p>12388.5</text:p>
          </table:table-cell>
          <table:table-cell table:style-name="ce9" table:formula="of:=2/(6.439*10^(-4))*SQRT((3.9893)^2*[.H4]^2/(160^4)*(0.005)^2 + (1-[.H4]^2/(2*160^2))^2 * (0.003)^2)" office:value-type="float" office:value="9.3162951439638" calcext:value-type="float">
            <text:p>9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float" office:value="7.53" calcext:value-type="float">
            <text:p>7.53</text:p>
          </table:table-cell>
          <table:table-cell office:value-type="float" office:value="7.4" calcext:value-type="float">
            <text:p>7.40</text:p>
          </table:table-cell>
          <table:table-cell/>
          <table:table-cell office:value-type="float" office:value="3" calcext:value-type="float">
            <text:p>3</text:p>
          </table:table-cell>
          <table:table-cell table:formula="of:=([.B10]-[.B5])/2" office:value-type="float" office:value="3.755" calcext:value-type="float">
            <text:p>3.7550</text:p>
          </table:table-cell>
          <table:table-cell table:formula="of:=([.C10]-[.C5])/2" office:value-type="float" office:value="3.91" calcext:value-type="float">
            <text:p>3.9100</text:p>
          </table:table-cell>
          <table:table-cell table:formula="of:=([.F5]+[.G5])/2" office:value-type="float" office:value="3.8325" calcext:value-type="float">
            <text:p>3.8325</text:p>
          </table:table-cell>
          <table:table-cell table:style-name="ce8" table:formula="of:=[.H5]^2-[.$H$2]^2" office:value-type="float" office:value="12.37765625" calcext:value-type="float">
            <text:p>12.378</text:p>
          </table:table-cell>
          <table:table-cell table:formula="of:=SQRT((2*[.H5]*0.005)^2 + (2*[.$H$2]*0.005)^2)" office:value-type="float" office:value="0.0412291841418188" calcext:value-type="float">
            <text:p>0.041</text:p>
          </table:table-cell>
          <table:table-cell table:style-name="ce9" table:formula="of:=2*(3.9893)/(6.439*10^(-4))*(1-[.H5]^2/(2*160^2))" office:value-type="float" office:value="12387.4998141939" calcext:value-type="float">
            <text:p>12387.5</text:p>
          </table:table-cell>
          <table:table-cell table:style-name="ce9" table:formula="of:=2/(6.439*10^(-4))*SQRT((3.9893)^2*[.H5]^2/(160^4)*(0.005)^2 + (1-[.H5]^2/(2*160^2))^2 * (0.003)^2)" office:value-type="float" office:value="9.31554855814119" calcext:value-type="float">
            <text:p>9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01" calcext:value-type="float">
            <text:p>7.01</text:p>
          </table:table-cell>
          <table:table-cell office:value-type="float" office:value="6.9" calcext:value-type="float">
            <text:p>6.90</text:p>
          </table:table-cell>
          <table:table-cell/>
          <table:table-cell office:value-type="float" office:value="4" calcext:value-type="float">
            <text:p>4</text:p>
          </table:table-cell>
          <table:table-cell table:formula="of:=([.B11]-[.B6])/2" office:value-type="float" office:value="4.285" calcext:value-type="float">
            <text:p>4.2850</text:p>
          </table:table-cell>
          <table:table-cell table:formula="of:=([.C11]-[.C6])/2" office:value-type="float" office:value="4.405" calcext:value-type="float">
            <text:p>4.4050</text:p>
          </table:table-cell>
          <table:table-cell table:formula="of:=([.F6]+[.G6])/2" office:value-type="float" office:value="4.345" calcext:value-type="float">
            <text:p>4.3450</text:p>
          </table:table-cell>
          <table:table-cell table:style-name="ce8" table:formula="of:=[.H6]^2-[.$H$2]^2" office:value-type="float" office:value="16.568625" calcext:value-type="float">
            <text:p>16.569</text:p>
          </table:table-cell>
          <table:table-cell table:formula="of:=SQRT((2*[.H6]*0.005)^2 + (2*[.$H$2]*0.005)^2)" office:value-type="float" office:value="0.046031972584281" calcext:value-type="float">
            <text:p>0.046</text:p>
          </table:table-cell>
          <table:table-cell table:style-name="ce9" table:formula="of:=2*(3.9893)/(6.439*10^(-4))*(1-[.H6]^2/(2*160^2))" office:value-type="float" office:value="12386.4855461814" calcext:value-type="float">
            <text:p>12386.5</text:p>
          </table:table-cell>
          <table:table-cell table:style-name="ce9" table:formula="of:=2/(6.439*10^(-4))*SQRT((3.9893)^2*[.H6]^2/(160^4)*(0.005)^2 + (1-[.H6]^2/(2*160^2))^2 * (0.003)^2)" office:value-type="float" office:value="9.31478713479066" calcext:value-type="float">
            <text:p>9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12.72" calcext:value-type="float">
            <text:p>12.72</text:p>
          </table:table-cell>
          <table:table-cell table:style-name="ce6" office:value-type="float" office:value="12.91" calcext:value-type="float">
            <text:p>12.91</text:p>
          </table:table-cell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75" calcext:value-type="float">
            <text:p>13.75</text:p>
          </table:table-cell>
          <table:table-cell office:value-type="float" office:value="13.93" calcext:value-type="float">
            <text:p>13.93</text:p>
          </table:table-cell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.49" calcext:value-type="float">
            <text:p>14.49</text:p>
          </table:table-cell>
          <table:table-cell office:value-type="float" office:value="14.62" calcext:value-type="float">
            <text:p>14.62</text:p>
          </table:table-cell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04" calcext:value-type="float">
            <text:p>15.04</text:p>
          </table:table-cell>
          <table:table-cell office:value-type="float" office:value="15.22" calcext:value-type="float">
            <text:p>15.22</text:p>
          </table:table-cell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58" calcext:value-type="float">
            <text:p>15.58</text:p>
          </table:table-cell>
          <table:table-cell office:value-type="float" office:value="15.71" calcext:value-type="float">
            <text:p>15.71</text:p>
          </table:table-cell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Innen</text:p>
          </table:table-cell>
          <table:table-cell table:style-name="ce2" office:value-type="string" calcext:value-type="string">
            <text:p>Außen</text:p>
          </table:table-cell>
          <table:table-cell/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Innenradius</text:p>
          </table:table-cell>
          <table:table-cell table:style-name="ce2" office:value-type="string" calcext:value-type="string">
            <text:p>Außenradius</text:p>
          </table:table-cell>
          <table:table-cell table:style-name="ce2" office:value-type="string" calcext:value-type="string">
            <text:p>Radius</text:p>
          </table:table-cell>
          <table:table-cell table:style-name="ce2" office:value-type="string" calcext:value-type="string">
            <text:p>r_i^2 – r_0^2</text:p>
          </table:table-cell>
          <table:table-cell table:style-name="ce2" office:value-type="string" calcext:value-type="string">
            <text:p>Delta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2" calcext:value-type="float">
            <text:p>10.52</text:p>
          </table:table-cell>
          <table:table-cell office:value-type="float" office:value="10.28" calcext:value-type="float">
            <text:p>10.28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B18]-[.B13])/2" office:value-type="float" office:value="0.79" calcext:value-type="float">
            <text:p>0.7900</text:p>
          </table:table-cell>
          <table:table-cell table:formula="of:=([.C18]-[.C13])/2" office:value-type="float" office:value="1" calcext:value-type="float">
            <text:p>1.0000</text:p>
          </table:table-cell>
          <table:table-cell table:formula="of:=([.F13]+[.G13])/2" office:value-type="float" office:value="0.895" calcext:value-type="float">
            <text:p>0.895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39" calcext:value-type="float">
            <text:p>9.39</text:p>
          </table:table-cell>
          <table:table-cell office:value-type="float" office:value="9.22" calcext:value-type="float">
            <text:p>9.22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B19]-[.B14])/2" office:value-type="float" office:value="1.92" calcext:value-type="float">
            <text:p>1.9200</text:p>
          </table:table-cell>
          <table:table-cell table:formula="of:=([.C19]-[.C14])/2" office:value-type="float" office:value="2.06" calcext:value-type="float">
            <text:p>2.0600</text:p>
          </table:table-cell>
          <table:table-cell table:formula="of:=([.F14]+[.G14])/2" office:value-type="float" office:value="1.99" calcext:value-type="float">
            <text:p>1.9900</text:p>
          </table:table-cell>
          <table:table-cell table:style-name="ce8" table:formula="of:=[.H14]^2-[.$H$13]^2" office:value-type="float" office:value="3.159075" calcext:value-type="float">
            <text:p>3.159</text:p>
          </table:table-cell>
          <table:table-cell table:formula="of:=SQRT((2*[.H14]*0.005)^2 + (2*[.$H$13]*0.005)^2)" office:value-type="float" office:value="0.0218200022914756" calcext:value-type="float">
            <text:p>0.02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62" calcext:value-type="float">
            <text:p>8.62</text:p>
          </table:table-cell>
          <table:table-cell office:value-type="float" office:value="8.53" calcext:value-type="float">
            <text:p>8.53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B20]-[.B15])/2" office:value-type="float" office:value="2.65" calcext:value-type="float">
            <text:p>2.6500</text:p>
          </table:table-cell>
          <table:table-cell table:formula="of:=([.C20]-[.C15])/2" office:value-type="float" office:value="2.77" calcext:value-type="float">
            <text:p>2.7700</text:p>
          </table:table-cell>
          <table:table-cell table:formula="of:=([.F15]+[.G15])/2" office:value-type="float" office:value="2.71" calcext:value-type="float">
            <text:p>2.7100</text:p>
          </table:table-cell>
          <table:table-cell table:style-name="ce8" table:formula="of:=[.H15]^2-[.$H$13]^2" office:value-type="float" office:value="6.543075" calcext:value-type="float">
            <text:p>6.543</text:p>
          </table:table-cell>
          <table:table-cell table:formula="of:=SQRT((2*[.H15]*0.005)^2 + (2*[.$H$13]*0.005)^2)" office:value-type="float" office:value="0.0285396653799585" calcext:value-type="float">
            <text:p>0.02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12" calcext:value-type="float">
            <text:p>8.12</text:p>
          </table:table-cell>
          <table:table-cell office:value-type="float" office:value="8" calcext:value-type="float">
            <text:p>8.00</text:p>
          </table:table-cell>
          <table:table-cell/>
          <table:table-cell office:value-type="float" office:value="3" calcext:value-type="float">
            <text:p>3</text:p>
          </table:table-cell>
          <table:table-cell table:formula="of:=([.B21]-[.B16])/2" office:value-type="float" office:value="3.155" calcext:value-type="float">
            <text:p>3.1550</text:p>
          </table:table-cell>
          <table:table-cell table:formula="of:=([.C21]-[.C16])/2" office:value-type="float" office:value="3.295" calcext:value-type="float">
            <text:p>3.2950</text:p>
          </table:table-cell>
          <table:table-cell table:formula="of:=([.F16]+[.G16])/2" office:value-type="float" office:value="3.225" calcext:value-type="float">
            <text:p>3.2250</text:p>
          </table:table-cell>
          <table:table-cell table:style-name="ce8" table:formula="of:=[.H16]^2-[.$H$13]^2" office:value-type="float" office:value="9.5996" calcext:value-type="float">
            <text:p>9.600</text:p>
          </table:table-cell>
          <table:table-cell table:formula="of:=SQRT((2*[.H16]*0.005)^2 + (2*[.$H$13]*0.005)^2)" office:value-type="float" office:value="0.0334688661295838" calcext:value-type="float">
            <text:p>0.0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float" office:value="7.66" calcext:value-type="float">
            <text:p>7.66</text:p>
          </table:table-cell>
          <table:table-cell table:style-name="ce6" office:value-type="float" office:value="7.63" calcext:value-type="float">
            <text:p>7.63</text:p>
          </table:table-cell>
          <table:table-cell/>
          <table:table-cell office:value-type="float" office:value="4" calcext:value-type="float">
            <text:p>4</text:p>
          </table:table-cell>
          <table:table-cell table:formula="of:=([.B22]-[.B17])/2" office:value-type="float" office:value="3.65" calcext:value-type="float">
            <text:p>3.6500</text:p>
          </table:table-cell>
          <table:table-cell table:formula="of:=([.C22]-[.C17])/2" office:value-type="float" office:value="3.715" calcext:value-type="float">
            <text:p>3.7150</text:p>
          </table:table-cell>
          <table:table-cell table:formula="of:=([.F17]+[.G17])/2" office:value-type="float" office:value="3.6825" calcext:value-type="float">
            <text:p>3.6825</text:p>
          </table:table-cell>
          <table:table-cell table:style-name="ce8" table:formula="of:=[.H17]^2-[.$H$13]^2" office:value-type="float" office:value="12.75978125" calcext:value-type="float">
            <text:p>12.760</text:p>
          </table:table-cell>
          <table:table-cell table:formula="of:=SQRT((2*[.H17]*0.005)^2 + (2*[.$H$13]*0.005)^2)" office:value-type="float" office:value="0.0378970068079261" calcext:value-type="float">
            <text:p>0.03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0</text:p>
          </table:table-cell>
          <table:table-cell office:value-type="float" office:value="12.28" calcext:value-type="float">
            <text:p>12.28</text:p>
          </table:table-cell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23" calcext:value-type="float">
            <text:p>13.23</text:p>
          </table:table-cell>
          <table:table-cell office:value-type="float" office:value="13.34" calcext:value-type="float">
            <text:p>13.34</text:p>
          </table:table-cell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92" calcext:value-type="float">
            <text:p>13.92</text:p>
          </table:table-cell>
          <table:table-cell office:value-type="float" office:value="14.07" calcext:value-type="float">
            <text:p>14.07</text:p>
          </table:table-cell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43" calcext:value-type="float">
            <text:p>14.43</text:p>
          </table:table-cell>
          <table:table-cell office:value-type="float" office:value="14.59" calcext:value-type="float">
            <text:p>14.59</text:p>
          </table:table-cell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96" calcext:value-type="float">
            <text:p>14.96</text:p>
          </table:table-cell>
          <table:table-cell office:value-type="float" office:value="15.06" calcext:value-type="float">
            <text:p>15.06</text:p>
          </table:table-cell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Innen</text:p>
          </table:table-cell>
          <table:table-cell table:style-name="ce3" office:value-type="string" calcext:value-type="string">
            <text:p>Außen</text:p>
          </table:table-cell>
          <table:table-cell/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Innenradius</text:p>
          </table:table-cell>
          <table:table-cell table:style-name="ce3" office:value-type="string" calcext:value-type="string">
            <text:p>Außenradius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r_i^2 – r_0^2</text:p>
          </table:table-cell>
          <table:table-cell table:style-name="ce3" office:value-type="string" calcext:value-type="string">
            <text:p>Delta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48" calcext:value-type="float">
            <text:p>10.48</text:p>
          </table:table-cell>
          <table:table-cell office:value-type="float" office:value="10.26" calcext:value-type="float">
            <text:p>10.26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B29]-[.B24])/2" office:value-type="float" office:value="1.075" calcext:value-type="float">
            <text:p>1.0750</text:p>
          </table:table-cell>
          <table:table-cell table:formula="of:=([.C29]-[.C24])/2" office:value-type="float" office:value="1.025" calcext:value-type="float">
            <text:p>1.0250</text:p>
          </table:table-cell>
          <table:table-cell table:formula="of:=([.F24]+[.G24])/2" office:value-type="float" office:value="1.05" calcext:value-type="float">
            <text:p>1.05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39" calcext:value-type="float">
            <text:p>9.39</text:p>
          </table:table-cell>
          <table:table-cell office:value-type="float" office:value="9.21" calcext:value-type="float">
            <text:p>9.21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B30]-[.B25])/2" office:value-type="float" office:value="1.92" calcext:value-type="float">
            <text:p>1.9200</text:p>
          </table:table-cell>
          <table:table-cell table:formula="of:=([.C30]-[.C25])/2" office:value-type="float" office:value="2.095" calcext:value-type="float">
            <text:p>2.0950</text:p>
          </table:table-cell>
          <table:table-cell table:formula="of:=([.F25]+[.G25])/2" office:value-type="float" office:value="2.0075" calcext:value-type="float">
            <text:p>2.0075</text:p>
          </table:table-cell>
          <table:table-cell table:style-name="ce8" table:formula="of:=[.H25]^2-[.$H$24]^2" office:value-type="float" office:value="2.92755625" calcext:value-type="float">
            <text:p>2.928</text:p>
          </table:table-cell>
          <table:table-cell table:formula="of:=SQRT((2*[.H25]*0.005)^2 + (2*[.$H$24]*0.005)^2)" office:value-type="float" office:value="0.0226551456627407" calcext:value-type="float">
            <text:p>0.02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7" calcext:value-type="float">
            <text:p>8.70</text:p>
          </table:table-cell>
          <table:table-cell office:value-type="float" office:value="8.56" calcext:value-type="float">
            <text:p>8.56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B31]-[.B26])/2" office:value-type="float" office:value="2.615" calcext:value-type="float">
            <text:p>2.6150</text:p>
          </table:table-cell>
          <table:table-cell table:formula="of:=([.C31]-[.C26])/2" office:value-type="float" office:value="2.765" calcext:value-type="float">
            <text:p>2.7650</text:p>
          </table:table-cell>
          <table:table-cell table:formula="of:=([.F26]+[.G26])/2" office:value-type="float" office:value="2.69" calcext:value-type="float">
            <text:p>2.6900</text:p>
          </table:table-cell>
          <table:table-cell table:style-name="ce8" table:formula="of:=[.H26]^2-[.$H$24]^2" office:value-type="float" office:value="6.1336" calcext:value-type="float">
            <text:p>6.134</text:p>
          </table:table-cell>
          <table:table-cell table:formula="of:=SQRT((2*[.H26]*0.005)^2 + (2*[.$H$24]*0.005)^2)" office:value-type="float" office:value="0.0288766341528925" calcext:value-type="float">
            <text:p>0.02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13" calcext:value-type="float">
            <text:p>8.13</text:p>
          </table:table-cell>
          <table:table-cell office:value-type="float" office:value="8.03" calcext:value-type="float">
            <text:p>8.03</text:p>
          </table:table-cell>
          <table:table-cell/>
          <table:table-cell office:value-type="float" office:value="3" calcext:value-type="float">
            <text:p>3</text:p>
          </table:table-cell>
          <table:table-cell table:formula="of:=([.B32]-[.B27])/2" office:value-type="float" office:value="3.185" calcext:value-type="float">
            <text:p>3.1850</text:p>
          </table:table-cell>
          <table:table-cell table:formula="of:=([.C32]-[.C27])/2" office:value-type="float" office:value="3.295" calcext:value-type="float">
            <text:p>3.2950</text:p>
          </table:table-cell>
          <table:table-cell table:formula="of:=([.F27]+[.G27])/2" office:value-type="float" office:value="3.24" calcext:value-type="float">
            <text:p>3.2400</text:p>
          </table:table-cell>
          <table:table-cell table:style-name="ce8" table:formula="of:=[.H27]^2-[.$H$24]^2" office:value-type="float" office:value="9.3951" calcext:value-type="float">
            <text:p>9.395</text:p>
          </table:table-cell>
          <table:table-cell table:formula="of:=SQRT((2*[.H27]*0.005)^2 + (2*[.$H$24]*0.005)^2)" office:value-type="float" office:value="0.0340589195365913" calcext:value-type="float">
            <text:p>0.03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7.64" calcext:value-type="float">
            <text:p>7.64</text:p>
          </table:table-cell>
          <table:table-cell table:style-name="ce5" office:value-type="float" office:value="7.63" calcext:value-type="float">
            <text:p>7.63</text:p>
          </table:table-cell>
          <table:table-cell/>
          <table:table-cell office:value-type="float" office:value="4" calcext:value-type="float">
            <text:p>4</text:p>
          </table:table-cell>
          <table:table-cell table:formula="of:=([.B33]-[.B28])/2" office:value-type="float" office:value="3.655" calcext:value-type="float">
            <text:p>3.6550</text:p>
          </table:table-cell>
          <table:table-cell table:formula="of:=([.C33]-[.C28])/2" office:value-type="float" office:value="3.73" calcext:value-type="float">
            <text:p>3.7300</text:p>
          </table:table-cell>
          <table:table-cell table:formula="of:=([.F28]+[.G28])/2" office:value-type="float" office:value="3.6925" calcext:value-type="float">
            <text:p>3.6925</text:p>
          </table:table-cell>
          <table:table-cell table:style-name="ce8" table:formula="of:=[.H28]^2-[.$H$24]^2" office:value-type="float" office:value="12.53205625" calcext:value-type="float">
            <text:p>12.532</text:p>
          </table:table-cell>
          <table:table-cell table:formula="of:=SQRT((2*[.H28]*0.005)^2 + (2*[.$H$24]*0.005)^2)" office:value-type="float" office:value="0.0383888737136166" calcext:value-type="float">
            <text:p>0.03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63" calcext:value-type="float">
            <text:p>12.63</text:p>
          </table:table-cell>
          <table:table-cell office:value-type="float" office:value="12.31" calcext:value-type="float">
            <text:p>12.3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23" calcext:value-type="float">
            <text:p>13.23</text:p>
          </table:table-cell>
          <table:table-cell office:value-type="float" office:value="13.4" calcext:value-type="float">
            <text:p>13.40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93" calcext:value-type="float">
            <text:p>13.93</text:p>
          </table:table-cell>
          <table:table-cell office:value-type="float" office:value="14.09" calcext:value-type="float">
            <text:p>14.09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5" calcext:value-type="float">
            <text:p>14.50</text:p>
          </table:table-cell>
          <table:table-cell office:value-type="float" office:value="14.62" calcext:value-type="float">
            <text:p>14.62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95" calcext:value-type="float">
            <text:p>14.95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2:Sheet1.AMJ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/00/0000</text:date>, <text:time style:data-style-name="N2" text:time-value="15:42:22.999742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11:11:18.917423523</meta:creation-date>
    <dc:date>2014-12-14T16:27:22.490120797</dc:date>
    <meta:editing-duration>PT1H58M56S</meta:editing-duration>
    <meta:editing-cycles>25</meta:editing-cycles>
    <meta:generator>LibreOffice/4.3.3.2$Linux_X86_64 LibreOffice_project/430m0$Build-2</meta:generator>
    <meta:document-statistic meta:table-count="1" meta:cell-count="213" meta:object-count="0"/>
  </office:meta>
</office:document-meta>
</file>